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P15" style:family="paragraph" style:parent-style-name="Standard">
      <style:paragraph-properties fo:text-align="justify" style:justify-single-word="false"/>
      <style:text-properties fo:font-weight="bold" officeooo:rsid="0016fafc" officeooo:paragraph-rsid="0016fafc" fo:background-color="#f7d1d5" style:font-weight-asian="bold" style:font-weight-complex="bold"/>
    </style:style>
    <style:style style:name="P16" style:family="paragraph" style:parent-style-name="Standard">
      <style:paragraph-properties fo:text-align="justify" style:justify-single-word="false"/>
      <style:text-properties officeooo:rsid="0016fafc" officeooo:paragraph-rsid="0016fafc"/>
    </style:style>
    <style:style style:name="P17" style:family="paragraph" style:parent-style-name="Standard">
      <style:paragraph-properties fo:text-align="justify" style:justify-single-word="false"/>
      <style:text-properties fo:font-weight="bold" officeooo:rsid="0016fafc" officeooo:paragraph-rsid="0016fafc" style:font-weight-asian="bold" style:font-weight-complex="bold"/>
    </style:style>
    <style:style style:name="P18" style:family="paragraph" style:parent-style-name="Standard">
      <style:paragraph-properties fo:text-align="justify" style:justify-single-word="false"/>
      <style:text-properties fo:font-variant="normal" fo:text-transform="none" fo:color="#0f1114" loext:opacity="100%" style:font-name="Liberation Serif" fo:font-size="12pt" fo:letter-spacing="normal" fo:font-style="normal" fo:font-weight="normal" officeooo:rsid="0016fafc" officeooo:paragraph-rsid="0016fafc"/>
    </style:style>
    <style:style style:name="P19" style:family="paragraph" style:parent-style-name="Standard">
      <style:paragraph-properties fo:text-align="justify" style:justify-single-word="false"/>
      <style:text-properties style:font-name="Liberation Serif" officeooo:rsid="0016fafc" officeooo:paragraph-rsid="0016fafc"/>
    </style:style>
    <style:style style:name="P20" style:family="paragraph" style:parent-style-name="Standard">
      <style:paragraph-properties fo:text-align="justify" style:justify-single-word="false"/>
      <style:text-properties officeooo:paragraph-rsid="0017f3a9"/>
    </style:style>
    <style:style style:name="P21" style:family="paragraph" style:parent-style-name="Standard" style:list-style-name="L4">
      <style:paragraph-properties fo:text-align="justify" style:justify-single-word="false"/>
      <style:text-properties fo:font-weight="normal" officeooo:paragraph-rsid="0017f3a9" style:font-weight-asian="normal" style:font-weight-complex="normal"/>
    </style:style>
    <style:style style:name="P22" style:family="paragraph" style:parent-style-name="Standard">
      <style:paragraph-properties fo:text-align="justify" style:justify-single-word="false"/>
      <style:text-properties fo:font-weight="normal" officeooo:rsid="0017f3a9" officeooo:paragraph-rsid="0017f3a9" style:font-weight-asian="normal" style:font-weight-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fo:font-weight="bold" officeooo:rsid="0019ac99" officeooo:paragraph-rsid="0019ac99" style:font-weight-asian="bold" style:font-weight-complex="bold"/>
    </style:style>
    <style:style style:name="P25" style:family="paragraph" style:parent-style-name="Text_20_body">
      <style:paragraph-properties fo:text-align="justify" style:justify-single-word="false"/>
      <style:text-properties officeooo:paragraph-rsid="0017f3a9"/>
    </style:style>
    <style:style style:name="P26" style:family="paragraph" style:parent-style-name="Text_20_body">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17f3a9" style:font-weight-asian="normal" style:font-weight-complex="normal"/>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style:style style:name="T7" style:family="text">
      <style:text-properties fo:font-weight="bold" style:font-weight-asian="bold" style:font-weight-complex="bold"/>
    </style:style>
    <style:style style:name="T8" style:family="text">
      <style:text-properties style:font-name="Liberation Serif" fo:font-weight="bold" officeooo:rsid="0017f3a9" style:font-weight-asian="bold" style:font-weight-complex="bold"/>
    </style:style>
    <style:style style:name="T9" style:family="text">
      <style:text-properties style:font-name="Liberation Serif" officeooo:rsid="0017f3a9"/>
    </style:style>
    <style:style style:name="T10" style:family="text">
      <style:text-properties style:font-name="Liberation Serif"/>
    </style:style>
    <style:style style:name="T11" style:family="text">
      <style:text-properties style:font-name="Liberation Serif" fo:font-weight="normal" officeooo:rsid="0017f3a9"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Atividade 02) Analisar dados meteorológicos no BigQuery</text:p>
      <text:p text:style-name="P16"/>
      <text:p text:style-name="P17">Visão geral da atividade:</text:p>
      <text:p text:style-name="P16"/>
      <text:p text:style-name="P16">Até agora, você aprendeu a usar o BigQuery para limpar, preparar e analisar dados. Agora, você consultará um conjunto de dados e salvará os resultados como uma nova tabela. Essa é uma habilidade útil quando a fonte de dados original e dinâmica muda continuamente e você precisa prerservar um conjunto de dados específico para análise contínua. Também é útil quando você tem acesso a um grande conjunto de dados e sabe que fará mais de uma análise em um subconjunto dos dados. Ao conluir esta atividade, você poderá usar consultas SQL para criar novas tabelas ao lidar com conjuntos de dados complexos.</text:p>
      <text:p text:style-name="P16"/>
      <text:p text:style-name="P16"><text:span text:style-name="T7">Cenário:</text:span><text:line-break/></text:p>
      <text:p text:style-name="P18">Você é Analista de dados em uma estação de notícias na cidade de Nova York. Você foi encarregado de responder a perguntas sobre o clima para os meteorologistas. Você trabalhará com um conjunto de dados públicos que contém resumos globais do dia (GSOD) do National Oceanic and Atmospheric Administration (NOAA). O conjunto de dados GSOD inclui informações sobre elementos meteorológicos diários, como temperatura média e velocidade do vento, de mais de 9.000 estações meteorológicas em todo o mundo. Esse conjunto de dados é atualizado diariamente, portanto, além de ser grande, está em constante Mudança. Portanto, você salvará um subconjunto dos dados sobre a região de Nova York em uma nova tabela para facilitar sua análise.</text:p>
      <text:p text:style-name="P19"/>
      <text:p text:style-name="P20"><text:span text:style-name="T8">Perguntas:</text:span></text:p>
      <text:p text:style-name="P20"><text:span text:style-name="T8"/></text:p>
      <text:list text:style-name="L4">
        <text:list-item>
          <text:p text:style-name="P21"><text:span text:style-name="T9">Como a criação de tabelas a partir de consultas pode ajudá-lo a realizar a Análise de dados no futuro?</text:span></text:p>
        </text:list-item>
      </text:list>
      <text:p text:style-name="P22"><text:span text:style-name="T10"/></text:p>
      <text:list text:continue-numbering="true" text:style-name="L4">
        <text:list-item>
          <text:p text:style-name="P21"><text:span text:style-name="T9">Por que é importante poder visualizar subconjuntos específicos de um conjunto de dados?</text:span></text:p>
        </text:list-item>
      </text:list>
      <text:p text:style-name="P23"/>
      <text:p text:style-name="P24">Resposta: </text:p>
      <text:p text:style-name="P24"/>
      <text:p text:style-name="P25"><text:span text:style-name="T11">A criação de tabelas a partir de consultas proporciona maior produtividade, economia de tempo e melhor organização na obtenção de respostas para as diversas perguntas de negócios relacionadas às mesmas variáveis. Isso evita a necessidade de realizar várias consultas </text:span><text:span text:style-name="Strong_20_Emphasis"><text:span text:style-name="T11">SELECT</text:span></text:span><text:span text:style-name="T11"> semelhantes (embora com suas particularidades), simplificando o processo em um menor número de consultas baseadas em tabelas de subconjuntos específicos. Dessa forma, também se facilitam análises futuras que envolvam as mesmas variáveis a serem estudadas.</text:span></text:p>
      <text:p text:style-name="P26">Portanto, é importante visualizar subconjuntos específicos para que os objetivos de negócios fiquem mais diretos, visíveis e menos propensos a erros. Essa prática traz benefícios significativos para o trabalho do analista de dados e, consequentemente, para as perguntas de negócios estabelecidas. Além disso, é essencial que o analista foque apenas nos dados necessários ao contexto do negócio, evitando possíveis distrações que desviem o foco do objetivo principal do projeto.</text:p>
      <text:p text:style-name="P26">Em resumo, subconjuntos de dados contribuem para maior produtividade, agilidade, segurança, organização, foco e disciplina.</text:p>
      <text:p text:style-name="P27"><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1-28T22:54:33.383377684</dc:date>
    <meta:editing-duration>PT12M16S</meta:editing-duration>
    <meta:editing-cycles>2</meta:editing-cycles>
    <meta:generator>LibreOffice/24.8.2.1$Linux_X86_64 LibreOffice_project/480$Build-1</meta:generator>
    <meta:document-statistic meta:table-count="0" meta:image-count="0" meta:object-count="0" meta:page-count="3" meta:paragraph-count="33" meta:word-count="901" meta:character-count="5589" meta:non-whitespace-character-count="4729"/>
  </office:meta>
</office:document-meta>
</file>